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6600cc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6600cc"/>
    </style:style>
    <style:style style:name="P4" style:family="paragraph" style:parent-style-name="Standard">
      <style:text-properties fo:color="#6600cc" fo:font-weight="bold" style:font-weight-asian="bold" style:font-weight-complex="bold"/>
    </style:style>
    <style:style style:name="T1" style:family="text">
      <style:text-properties fo:color="#990099"/>
    </style:style>
    <style:style style:name="T2" style:family="text">
      <style:text-properties fo:color="#990099" fo:font-weight="bold" style:font-weight-asian="bold" style:font-weight-complex="bold"/>
    </style:style>
    <style:style style:name="T3" style:family="text">
      <style:text-properties fo:color="#6600c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onClickMarker(markerInfo){</text:p>
      <text:p text:style-name="Standard"><text:s text:c="4"/>const infoStationHtml = `</text:p>
      <text:p text:style-name="Standard"><text:s text:c="8"/>&lt;ul&gt;</text:p>
      <text:p text:style-name="Standard"><text:s text:c="12"/>&lt;li&gt;<text:span text:style-name="T1">Nom de la station: $</text:span>{markerInfo.name}&lt;/li&gt;</text:p>
      <text:p text:style-name="Standard"><text:s text:c="12"/>&lt;li&gt;<text:span text:style-name="T1">Statut: $</text:span>{markerInfo.status}&lt;/li&gt;</text:p>
      <text:p text:style-name="Standard"><text:s text:c="12"/>&lt;li&gt;<text:span text:style-name="T1">Nombre de vélos disponibles: $</text:span>{markerInfo.available_bikes}&lt;/li&gt;</text:p>
      <text:p text:style-name="Standard"><text:s text:c="8"/>&lt;/ul&gt; <text:s text:c="3"/></text:p>
      <text:p text:style-name="Standard"><text:s text:c="4"/>`</text:p>
      <text:p text:style-name="Standard"><text:s text:c="4"/>const stationInfo = document.querySelector('#station-info');</text:p>
      <text:p text:style-name="Standard"><text:s text:c="4"/>stationInfo.innerHTML = infoStationHtml;</text:p>
      <text:p text:style-name="Standard">}</text:p>
      <text:p text:style-name="Standard"/>
      <text:p text:style-name="P1">/*** map ***/</text:p>
      <text:p text:style-name="Standard">var lyon = [45.757284, 4.841696];</text:p>
      <text:p text:style-name="Standard">var map = L.map('map').setView(lyon, 6); <text:span text:style-name="T3">/***latitude, longitude, zoom de la map ***/</text:span></text:p>
      <text:p text:style-name="Standard">L.tileLayer('https://{s}.tile.openstreetmap.org/{z}/{x}/{y}.png', <text:span text:style-name="T3">/***affichage calque map***/ </text:span>{</text:p>
      <text:p text:style-name="Standard"><text:s text:c="2"/>maxZoom: 20</text:p>
      <text:p text:style-name="Standard">}).addTo(map);</text:p>
      <text:p text:style-name="Standard"/>
      <text:p text:style-name="Standard"/>
      <text:p text:style-name="Standard">var request = new XMLHttpRequest();</text:p>
      <text:p text:style-name="Standard">var markers = L.markerClusterGroup();</text:p>
      <text:p text:style-name="Standard">request.onreadystatechange = function() {</text:p>
      <text:p text:style-name="Standard"><text:s text:c="4"/>if (this.readyState == XMLHttpRequest.DONE &amp;&amp; this.status == 200) {</text:p>
      <text:p text:style-name="Standard"><text:s text:c="8"/>var response = JSON.parse(this.responseText);</text:p>
      <text:p text:style-name="Standard"><text:s text:c="8"/></text:p>
      <text:p text:style-name="Standard"><text:s text:c="8"/>response.forEach(element =&gt; {</text:p>
      <text:p text:style-name="Standard"><text:s text:c="12"/>const marker = L.marker([element.position.lat, element.position.lng]);</text:p>
      <text:p text:style-name="Standard"><text:s text:c="12"/>marker.on('click', function(){</text:p>
      <text:p text:style-name="Standard"><text:s text:c="16"/>onClickMarker(element)</text:p>
      <text:p text:style-name="Standard"><text:s text:c="12"/>})</text:p>
      <text:p text:style-name="Standard"><text:s text:c="12"/>markers.addLayer(marker);</text:p>
      <text:p text:style-name="Standard"><text:s text:c="8"/>});</text:p>
      <text:p text:style-name="Standard"><text:s text:c="4"/>}</text:p>
      <text:p text:style-name="Standard">};</text:p>
      <text:p text:style-name="Standard">request.open("GET", "https://api.jcdecaux.com/vls/v1/stations?contract=lyon&amp;apiKey=c8523e3b66e877900322ed01fb74e1f4211b80b2");</text:p>
      <text:p text:style-name="Standard">request.send();</text:p>
      <text:p text:style-name="P2"/>
      <text:p text:style-name="P1">/*** <text:s/>Ajout d'un marqueur ***/</text:p>
      <text:p text:style-name="P3">//var marker = L.marker(lyon).addTo(map);</text:p>
      <text:p text:style-name="P1"/>
      <text:p text:style-name="P1">/*** PopUp ***/</text:p>
      <text:p text:style-name="P3">//marker.bindPopup('&lt;h3&gt; <text:span text:style-name="T4">Lyon, Fr. </text:span>&lt;/h3&gt;');</text:p>
      <text:p text:style-name="Standard">map.addLayer(marker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9S</meta:editing-duration>
    <meta:editing-cycles>5</meta:editing-cycles>
    <meta:generator>OpenOffice/4.1.6$Win32 OpenOffice.org_project/416m1$Build-9790</meta:generator>
    <dc:date>2020-10-10T15:59:55.25</dc:date>
    <meta:document-statistic meta:table-count="0" meta:image-count="0" meta:object-count="0" meta:page-count="1" meta:paragraph-count="39" meta:word-count="119" meta:character-count="1452"/>
    <meta:user-defined meta:name="Info 1"/>
    <meta:user-defined meta:name="Info 2"/>
    <meta:user-defined meta:name="Info 3"/>
    <meta:user-defined meta:name="Info 4"/>
  </office:meta>
</office:document-meta>
</file>